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90000027C45364395A931A35E.png" manifest:media-type="image/png"/>
  <manifest:file-entry manifest:full-path="Pictures/100002010000034D000002798FBF35A8832FE474.png" manifest:media-type="image/png"/>
  <manifest:file-entry manifest:full-path="Pictures/10000201000003470000027EC63936FF2748F7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cfaf" officeooo:paragraph-rsid="0006cf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cm" svg:y="1.111cm" svg:width="13.264cm" svg:height="9.934cm" draw:z-index="0"><draw:image xlink:href="Pictures/100002010000034D000002798FBF35A8832FE474.png" xlink:type="simple" xlink:show="embed" xlink:actuate="onLoad" loext:mime-type="image/x-vclgraphic"/></draw:frame>Problema 2:</text:p>
      <text:p text:style-name="P1"/>
      <text:p text:style-name="P1"/>
      <text:p text:style-name="P1"><draw:frame draw:style-name="fr1" draw:name="Image2" text:anchor-type="paragraph" svg:x="0.078cm" svg:y="10.624cm" svg:width="13.264cm" svg:height="10.086cm" draw:z-index="1"><draw:image xlink:href="Pictures/10000201000003470000027EC63936FF2748F789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width="11.663cm" svg:height="8.819cm" draw:z-index="2"><draw:image xlink:href="Pictures/10000201000003490000027C45364395A931A35E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5:57:30.856955529</meta:creation-date>
    <dc:date>2020-08-27T16:02:17.211217617</dc:date>
    <meta:editing-duration>PT4M46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1" meta:word-count="2" meta:character-count="11" meta:non-whitespace-character-count="10"/>
  </office:meta>
</office:document-meta>
</file>